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Unit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FactoryBean.setRegistry( 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viceUnitFactoryBean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FactoryBean.get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iceUnit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